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21ea73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3" style:family="paragraph" style:parent-style-name="Standard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bold" officeooo:paragraph-rsid="000e8f0b" style:letter-kerning="true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220f6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30cec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3ea4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1ea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3a0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437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officeooo:paragraph-rsid="00374b9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30cec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23ea41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220f6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374b99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officeooo:paragraph-rsid="00220f6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margin-top="0in" fo:margin-bottom="0in" style:contextual-spacing="false" fo:line-height="100%" fo:orphans="2" fo:widows="2" fo:hyphenation-ladder-count="no-limit"/>
      <style:text-properties officeooo:rsid="00359769" officeooo:paragraph-rsid="0035976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5c532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officeooo:rsid="00220f6e" style:letter-kerning="true" style:font-weight-asian="normal" style:font-weight-complex="normal"/>
    </style:style>
    <style:style style:name="T3" style:family="text">
      <style:text-properties fo:font-weight="normal" officeooo:rsid="0025c532" style:letter-kerning="true" style:font-weight-asian="normal" style:font-weight-complex="normal"/>
    </style:style>
    <style:style style:name="T4" style:family="text">
      <style:text-properties fo:font-weight="bold" style:letter-kerning="true" style:font-weight-asian="bold" style:font-weight-complex="bold"/>
    </style:style>
    <style:style style:name="T5" style:family="text">
      <style:text-properties fo:font-weight="bold" officeooo:rsid="00220f6e" style:letter-kerning="true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37b2" style:font-weight-asian="bold" style:font-weight-complex="bold"/>
    </style:style>
    <style:style style:name="T8" style:family="text">
      <style:text-properties fo:font-weight="bold" officeooo:rsid="0025c532" style:font-weight-asian="bold" style:font-weight-complex="bold"/>
    </style:style>
    <style:style style:name="T9" style:family="text">
      <style:text-properties fo:font-weight="bold" officeooo:rsid="003dc88c" style:font-weight-asian="bold" style:font-weight-complex="bold"/>
    </style:style>
    <style:style style:name="T10" style:family="text">
      <style:text-properties style:font-name="DejaVu Sans Condensed" fo:font-size="12pt" fo:font-weight="bold" officeooo:rsid="00142fb3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1ea73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3ea41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5c532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437b2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20f6e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11671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29527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a039d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dc88c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be843" style:letter-kerning="true" style:font-size-asian="12pt" style:font-weight-asian="bold" style:font-size-complex="12pt"/>
    </style:style>
    <style:style style:name="T21" style:family="text">
      <style:text-properties style:font-name="DejaVu Sans Condensed" fo:font-size="12pt" fo:font-weight="bold" officeooo:rsid="0021ea73" style:letter-kerning="true" style:font-size-asian="12pt" style:font-weight-asian="bold" style:font-size-complex="12pt"/>
    </style:style>
    <style:style style:name="T22" style:family="text">
      <style:text-properties style:font-name="DejaVu Sans Condensed" fo:font-size="12pt" fo:font-weight="bold" officeooo:rsid="002f67a0" style:letter-kerning="true" style:font-size-asian="12pt" style:font-weight-asian="bold" style:font-size-complex="12pt"/>
    </style:style>
    <style:style style:name="T23" style:family="text">
      <style:text-properties style:font-name="DejaVu Sans Condensed" fo:font-size="12pt" fo:font-weight="bold" officeooo:rsid="0033ffda" style:letter-kerning="true" style:font-size-asian="12pt" style:font-weight-asian="bold" style:font-size-complex="12pt"/>
    </style:style>
    <style:style style:name="T24" style:family="text">
      <style:text-properties style:font-name="DejaVu Sans Condensed" fo:font-size="12pt" fo:font-weight="bold" officeooo:rsid="0038e134" style:letter-kerning="true" style:font-size-asian="12pt" style:font-weight-asian="bold" style:font-size-complex="12pt"/>
    </style:style>
    <style:style style:name="T25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/>
    </style:style>
    <style:style style:name="T26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/>
    </style:style>
    <style:style style:name="T27" style:family="text">
      <style:text-properties style:font-name="DejaVu Sans Condensed" fo:font-size="12pt" fo:font-weight="normal" officeooo:rsid="0023ea41" style:letter-kerning="true" style:font-size-asian="12pt" style:font-weight-asian="normal" style:font-size-complex="12pt"/>
    </style:style>
    <style:style style:name="T28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23ea41" style:letter-kerning="true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2437b2" style:letter-kerning="true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220f6e" style:letter-kerning="tru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6d576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2a1ee2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25c532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2b3e42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30cec6" style:letter-kerning="true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334d11" style:letter-kerning="true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normal" officeooo:rsid="00311671" style:letter-kerning="true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normal" officeooo:rsid="00374b99" style:letter-kerning="true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3a039d" style:letter-kerning="true" style:font-size-asian="12pt" style:font-weight-asian="normal" style:font-size-complex="12pt" style:font-weight-complex="normal"/>
    </style:style>
    <style:style style:name="T43" style:family="text">
      <style:text-properties style:font-name="DejaVu Sans Condensed" fo:font-size="12pt" fo:font-weight="normal" officeooo:rsid="003dc88c" style:letter-kerning="true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 style:font-weight-complex="bold"/>
    </style:style>
    <style:style style:name="T45" style:family="text">
      <style:text-properties style:font-name="DejaVu Sans Condensed" fo:font-size="12pt" fo:font-weight="normal" officeooo:rsid="003dc88c" style:letter-kerning="true" style:font-size-asian="12pt" style:font-weight-asian="normal" style:font-size-complex="12pt"/>
    </style:style>
    <style:style style:name="T46" style:family="text">
      <style:text-properties officeooo:rsid="0023ea41"/>
    </style:style>
    <style:style style:name="T47" style:family="text">
      <style:text-properties style:font-weight-complex="normal"/>
    </style:style>
    <style:style style:name="T48" style:family="text">
      <style:text-properties officeooo:rsid="003dc88c" style:font-weight-complex="normal"/>
    </style:style>
    <style:style style:name="T49" style:family="text">
      <style:text-properties officeooo:rsid="002437b2"/>
    </style:style>
    <style:style style:name="T50" style:family="text">
      <style:text-properties officeooo:rsid="0025c532"/>
    </style:style>
    <style:style style:name="T51" style:family="text">
      <style:text-properties officeooo:rsid="002a2108"/>
    </style:style>
    <style:style style:name="T52" style:family="text">
      <style:text-properties officeooo:rsid="00311671"/>
    </style:style>
    <style:style style:name="T53" style:family="text">
      <style:text-properties officeooo:rsid="003dc8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2</text:span><text:span text:style-name="T23">0</text:span><text:span text:style-name="T22">1</text:span><text:span text:style-name="T20"> - </text:span><text:span text:style-name="T24">Ground - </text:span><text:span text:style-name="T21">Cold Start</text:span></text:p>
      <text:p text:style-name="P4"/>
      <text:p text:style-name="P1"><text:span text:style-name="T21">Cold Start</text:span><text:span text:style-name="T16"> -- (manual startup is much faster</text:span><text:span text:style-name="T17"> than auto</text:span><text:span text:style-name="T16">)</text:span></text:p>
      <text:list xml:id="list1589142188" text:style-name="L1">
        <text:list-item>
          <text:p text:style-name="P6"><text:span text:style-name="T11">Master Mode</text:span><text:span text:style-name="T29"> </text:span><text:span text:style-name="T33">knob</text:span><text:span text:style-name="T44"> ...</text:span><text:span text:style-name="T37"> </text:span><text:span text:style-name="T10">BER</text:span><text:span text:style-name="T37"> </text:span><text:span text:style-name="T29">(standby)</text:span></text:p>
        </text:list-item>
        <text:list-item>
          <text:p text:style-name="P7"><text:span text:style-name="T10">HUVUDSTRÖM</text:span><text:span text:style-name="T25"> </text:span><text:span text:style-name="T26">(</text:span><text:span text:style-name="T27">Main Electric Power</text:span><text:span text:style-name="T26">)</text:span><text:span text:style-name="T25"> </text:span><text:span text:style-name="T26">switch ... </text:span><text:span text:style-name="T11">TILL</text:span><text:span text:style-name="T29"> (on)</text:span><text:span text:style-name="T26"> (left console front </text:span><text:span text:style-name="T27">outboard</text:span><text:span text:style-name="T26">) </text:span><text:span text:style-name="T45">(</text:span><text:span text:style-name="T19">B1</text:span><text:span text:style-name="T43">)</text:span></text:p>
        </text:list-item>
        <text:list-item>
          <text:p text:style-name="P14"><text:span text:style-name="T6">HUVUDWARNING</text:span> button ... <text:span text:style-name="T6">Press</text:span> <text:span text:style-name="T46">to </text:span>cancel <text:span text:style-name="T46">M</text:span>aster <text:span text:style-name="T46">C</text:span>aution <text:span text:style-name="T46">(instrument panel left top) </text:span><text:span text:style-name="T53">(</text:span><text:span text:style-name="T9">Start Btn</text:span><text:span text:style-name="T48">)</text:span></text:p>
        </text:list-item>
        <text:list-item>
          <text:p text:style-name="P15"><text:span text:style-name="T6">LT-KRAN</text:span> <text:span text:style-name="T46">(Low-pressure Fuel Valve) </text:span>switch ... <text:span text:style-name="T6">TILL</text:span><text:span text:style-name="T47"> (on)</text:span> <text:span text:style-name="T46">(left console front outboard) </text:span><text:span text:style-name="T53">(</text:span><text:span text:style-name="T9">S-B2</text:span><text:span text:style-name="T48">)</text:span></text:p>
        </text:list-item>
        <text:list-item>
          <text:p text:style-name="P8"><text:span text:style-name="T12">GENERATOR</text:span><text:span text:style-name="T30"> </text:span><text:span text:style-name="T29">switch ... </text:span><text:span text:style-name="T11">TILL</text:span><text:span text:style-name="T29"> (on) (left console </text:span><text:span text:style-name="T30">front outboard</text:span><text:span text:style-name="T29">) </text:span><text:span text:style-name="T43">(</text:span><text:span text:style-name="T19">B2</text:span><text:span text:style-name="T43">)</text:span></text:p>
        </text:list-item>
        <text:list-item>
          <text:p text:style-name="P9"><text:span text:style-name="T14">High Pressure Fuel </text:span><text:span text:style-name="T13">V</text:span><text:span text:style-name="T14">alve</text:span><text:span text:style-name="T31"> ... </text:span><text:span text:style-name="T14">Open</text:span><text:span text:style-name="T31"> (sets throttle to idle) (pinky lever on outboard of throttle</text:span><text:span text:style-name="T42">, </text:span><text:span text:style-name="T18">Bottom Thumb Button</text:span><text:span text:style-name="T42"> to toggle</text:span><text:span text:style-name="T31">) </text:span><text:span text:style-name="T43">(</text:span><text:span text:style-name="T19">Thrott Lift</text:span><text:span text:style-name="T43">)</text:span></text:p>
        </text:list-item>
        <text:list-item>
          <text:p text:style-name="P10"><text:span text:style-name="T14">Start System</text:span><text:span text:style-name="T31"> sw</text:span><text:span text:style-name="T29">itch ... </text:span><text:span text:style-name="T14">T</text:span><text:span text:style-name="T39"> </text:span><text:span text:style-name="T31">(left console in front of throttle) </text:span><text:span text:style-name="T43">(</text:span><text:span text:style-name="T19">S-B2</text:span><text:span text:style-name="T43">)</text:span></text:p>
        </text:list-item>
      </text:list>
      <text:list text:style-name="L2">
        <text:list-item>
          <text:list>
            <text:list-item>
              <text:p text:style-name="P12"><text:span text:style-name="T32">Engine should stabilize around 55% to 65% N2 RPM </text:span><text:span text:style-name="T31">("Varv" gauge </text:span><text:span text:style-name="T36">on right instrument panel</text:span><text:span text:style-name="T31">)</text:span><text:span text:style-name="T32">.</text:span></text:p>
            </text:list-item>
            <text:list-item>
              <text:p text:style-name="P20"><text:span text:style-name="T32">S</text:span><text:span text:style-name="T28">witch should return to F (Off) after engine reaches idle.</text:span></text:p>
            </text:list-item>
          </text:list>
        </text:list-item>
      </text:list>
      <text:list xml:id="list155130819692965" text:continue-list="list1589142188" text:style-name="L1">
        <text:list-item>
          <text:p text:style-name="P16"><text:span text:style-name="T6">Canopy</text:span> ... <text:span text:style-name="T6">Close</text:span> <text:span text:style-name="T49">(</text:span><text:span text:style-name="T9">B5</text:span><text:span text:style-name="T49"> switch down and hold)</text:span></text:p>
        </text:list-item>
        <text:list-item>
          <text:p text:style-name="P17"><text:span text:style-name="T6">Ejection Seat</text:span> ... <text:span text:style-name="T6">Arm</text:span> (above and right of head)<text:span text:style-name="T52"> </text:span><text:span text:style-name="T53">(</text:span><text:span text:style-name="T9">B4</text:span><text:span text:style-name="T53">)</text:span></text:p>
        </text:list-item>
      </text:list>
      <text:list text:style-name="L3">
        <text:list-item>
          <text:list>
            <text:list-item>
              <text:p text:style-name="P13"><text:span text:style-name="T16">HUV O STOL</text:span><text:span text:style-name="T40"> master caution light should go out</text:span><text:span text:style-name="T41"> when canopy is closed and seat is armed.</text:span></text:p>
            </text:list-item>
          </text:list>
        </text:list-item>
      </text:list>
      <text:list xml:id="list155131862356776" text:continue-list="list155130819692965" text:style-name="L1">
        <text:list-item>
          <text:p text:style-name="P16"><text:span text:style-name="T6">Oxygen</text:span> switch ... <text:span text:style-name="T6">TILL</text:span> (on) (right console forward outboard) <text:span text:style-name="T53">(</text:span><text:span text:style-name="T9">S-B4</text:span><text:span text:style-name="T53">)</text:span></text:p>
        </text:list-item>
        <text:list-item>
          <text:p text:style-name="P16"><text:span text:style-name="T6">Pitch trim</text:span> ... <text:span text:style-name="T6">3 deg nose up</text:span> <text:span text:style-name="T50">("Nos Upp")</text:span> <text:span text:style-name="T50">(gauge on left console far forward outboard)</text:span></text:p>
        </text:list-item>
        <text:list-item>
          <text:p text:style-name="P19"><text:span text:style-name="T2">If in icing conditions: </text:span><text:span text:style-name="T4">AVISN MOTOR</text:span><text:span text:style-name="T1"> </text:span><text:span text:style-name="T2">switch ... </text:span><text:span text:style-name="T5">TILL</text:span><text:span text:style-name="T2"> </text:span><text:span text:style-name="T3">(right side under canopy rail)</text:span></text:p>
        </text:list-item>
        <text:list-item>
          <text:p text:style-name="P18"><text:span text:style-name="T6">Altimeter</text:span> ... <text:span text:style-name="T6">zeroed</text:span></text:p>
        </text:list-item>
        <text:list-item>
          <text:p text:style-name="P18"><text:span text:style-name="T6">Backup altimeter</text:span> ... <text:span text:style-name="T6">zeroed</text:span></text:p>
        </text:list-item>
        <text:list-item>
          <text:p text:style-name="P21">Magnetic Declination ... Open cover <text:span text:style-name="T51">(right console)</text:span> and set to: <text:span text:style-name="T49">(not working??)</text:span></text:p>
        </text:list-item>
      </text:list>
      <text:list text:style-name="L4">
        <text:list-item>
          <text:list>
            <text:list-item>
              <text:p text:style-name="P22">+6.4 deg for Caucasus</text:p>
            </text:list-item>
            <text:list-item>
              <text:p text:style-name="P22">+14.2 deg for Nevada</text:p>
            </text:list-item>
            <text:list-item>
              <text:p text:style-name="P22">+1.3 deg for Persian Gulf</text:p>
            </text:list-item>
            <text:list-item>
              <text:p text:style-name="P22">-5.<text:span text:style-name="T49">0</text:span> deg for Normandy</text:p>
            </text:list-item>
            <text:list-item>
              <text:p text:style-name="P22">+0.2 deg for English Channel</text:p>
            </text:list-item>
            <text:list-item>
              <text:p text:style-name="P23">+5.2 deg for Syria </text:p>
            </text:list-item>
          </text:list>
        </text:list-item>
      </text:list>
      <text:list xml:id="list155130199520638" text:continue-list="list155131862356776" text:style-name="L1">
        <text:list-item>
          <text:p text:style-name="P11"><text:span text:style-name="T38">After engine is started, </text:span><text:span text:style-name="T15">Master Mode</text:span><text:span text:style-name="T32"> knob ... </text:span><text:span text:style-name="T15">NAV</text:span><text:span text:style-name="T32">, then </text:span><text:span text:style-name="T15">wait 2 minutes</text:span><text:span text:style-name="T32"> before throttle up</text:span></text:p>
        </text:list-item>
        <text:list-item>
          <text:p text:style-name="P16"><text:span text:style-name="T8">Parking Brake</text:span><text:span text:style-name="T50"> ... </text:span><text:span text:style-name="T8">Release</text:span><text:span text:style-name="T50"> (t</text:span>ap brakes <text:span text:style-name="T50">or release handle in center console between legs)</text:span></text:p>
        </text:list-item>
      </text:list>
      <text:p text:style-name="P5"/>
      <text:p text:style-name="P3"><text:span text:style-name="T32">Proceed with </text:span><text:span text:style-name="T34">pre-flight</text:span><text:span text:style-name="T32"> checklist </text:span><text:span text:style-name="T35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5:51:29.628000000</dc:date>
    <meta:editing-duration>PT22H54M35S</meta:editing-duration>
    <meta:editing-cycles>3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9" meta:word-count="315" meta:character-count="1756" meta:non-whitespace-character-count="1495"/>
  </office:meta>
</office:document-meta>
</file>